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7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8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9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0" style:family="paragraph" style:parent-style-name="_30_._20_Normál">
      <style:text-properties fo:font-size="14pt" officeooo:paragraph-rsid="00554df7" style:font-size-asian="12.25pt" style:font-size-complex="14pt"/>
    </style:style>
    <style:style style:name="P11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2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3" style:family="paragraph" style:parent-style-name="_30_._20_Normál">
      <style:text-properties fo:font-size="14pt" officeooo:rsid="009d3615" officeooo:paragraph-rsid="009d3615" style:font-size-asian="12.25pt" style:font-size-complex="14pt"/>
    </style:style>
    <style:style style:name="P14" style:family="paragraph" style:parent-style-name="_30_._20_Normál">
      <style:text-properties fo:font-size="14pt" officeooo:rsid="009ef97b" officeooo:paragraph-rsid="00a01795" style:font-size-asian="12.25pt" style:font-size-complex="14pt"/>
    </style:style>
    <style:style style:name="P15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17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18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19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20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21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22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23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24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25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6a30d0" officeooo:paragraph-rsid="006a30d0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bold" officeooo:rsid="006b8963" officeooo:paragraph-rsid="006b8963" style:font-size-asian="12.25pt" style:font-weight-asian="bold" style:font-size-complex="14pt" style:font-weight-complex="bold"/>
    </style:style>
    <style:style style:name="P45" style:family="paragraph" style:parent-style-name="_30_._20_Normál">
      <style:text-properties fo:font-size="14pt" fo:font-weight="bold" officeooo:rsid="006bab94" officeooo:paragraph-rsid="006bab94" style:font-size-asian="12.25pt" style:font-weight-asian="bold" style:font-size-complex="14pt" style:font-weight-complex="bold"/>
    </style:style>
    <style:style style:name="P46" style:family="paragraph" style:parent-style-name="_30_._20_Normál">
      <style:text-properties fo:font-size="14pt" fo:font-weight="bold" officeooo:rsid="006d7af9" officeooo:paragraph-rsid="006d7af9" style:font-size-asian="12.25pt" style:font-weight-asian="bold" style:font-size-complex="14pt" style:font-weight-complex="bold"/>
    </style:style>
    <style:style style:name="P47" style:family="paragraph" style:parent-style-name="_30_._20_Normál">
      <style:text-properties fo:font-size="14pt" fo:font-weight="bold" officeooo:rsid="006d98b4" officeooo:paragraph-rsid="006d98b4" style:font-size-asian="12.25pt" style:font-weight-asian="bold" style:font-size-complex="14pt" style:font-weight-complex="bold"/>
    </style:style>
    <style:style style:name="P48" style:family="paragraph" style:parent-style-name="_30_._20_Normál">
      <style:text-properties fo:font-size="14pt" fo:font-weight="bold" officeooo:rsid="00726fa1" officeooo:paragraph-rsid="00726fa1" style:font-size-asian="12.25pt" style:font-weight-asian="bold" style:font-size-complex="14pt" style:font-weight-complex="bold"/>
    </style:style>
    <style:style style:name="P49" style:family="paragraph" style:parent-style-name="_30_._20_Normál">
      <style:text-properties fo:font-size="14pt" fo:font-weight="bold" officeooo:rsid="00733f88" officeooo:paragraph-rsid="00733f88" style:font-size-asian="12.25pt" style:font-weight-asian="bold" style:font-size-complex="14pt" style:font-weight-complex="bold"/>
    </style:style>
    <style:style style:name="P50" style:family="paragraph" style:parent-style-name="_30_._20_Normál">
      <style:text-properties fo:font-size="14pt" fo:font-weight="bold" officeooo:rsid="00745e02" officeooo:paragraph-rsid="00745e02" style:font-size-asian="12.25pt" style:font-weight-asian="bold" style:font-size-complex="14pt" style:font-weight-complex="bold"/>
    </style:style>
    <style:style style:name="P51" style:family="paragraph" style:parent-style-name="_30_._20_Normál">
      <style:text-properties fo:font-size="14pt" fo:font-weight="bold" officeooo:rsid="0086e281" officeooo:paragraph-rsid="0086e281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89f01a" officeooo:paragraph-rsid="0089f01a" style:font-size-asian="12.25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54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55" style:family="paragraph" style:parent-style-name="_30_._20_Normál">
      <style:text-properties fo:font-size="14pt" fo:font-weight="bold" officeooo:rsid="00a20efb" officeooo:paragraph-rsid="00a20efb" style:font-size-asian="12.25pt" style:font-weight-asian="bold" style:font-size-complex="14pt" style:font-weight-complex="bold"/>
    </style:style>
    <style:style style:name="P56" style:family="paragraph" style:parent-style-name="_30_._20_Normál">
      <style:text-properties fo:font-size="14pt" fo:font-weight="bold" officeooo:rsid="00790352" officeooo:paragraph-rsid="00790352" style:font-size-asian="14pt" style:font-weight-asian="bold" style:font-size-complex="14pt" style:font-weight-complex="bold"/>
    </style:style>
    <style:style style:name="P57" style:family="paragraph" style:parent-style-name="_30_._20_Normál">
      <style:text-properties fo:font-size="14pt" fo:font-weight="bold" officeooo:rsid="00914282" officeooo:paragraph-rsid="00914282" style:font-size-asian="14pt" style:font-weight-asian="bold" style:font-size-complex="14pt" style:font-weight-complex="bold"/>
    </style:style>
    <style:style style:name="P58" style:family="paragraph" style:parent-style-name="_30_._20_Normál">
      <style:text-properties fo:font-size="14pt" fo:font-weight="bold" officeooo:rsid="00914282" officeooo:paragraph-rsid="0094a3d3" style:font-size-asian="14pt" style:font-weight-asian="bold" style:font-size-complex="14pt" style:font-weight-complex="bold"/>
    </style:style>
    <style:style style:name="P59" style:family="paragraph" style:parent-style-name="_30_._20_Normál">
      <style:text-properties fo:font-size="14pt" fo:font-weight="bold" officeooo:rsid="00915262" officeooo:paragraph-rsid="00915262" style:font-size-asian="14pt" style:font-weight-asian="bold" style:font-size-complex="14pt" style:font-weight-complex="bold"/>
    </style:style>
    <style:style style:name="P60" style:family="paragraph" style:parent-style-name="_30_._20_Normál">
      <style:text-properties fo:font-size="14pt" fo:font-weight="bold" officeooo:rsid="0094a3d3" officeooo:paragraph-rsid="0094a3d3" style:font-size-asian="14pt" style:font-weight-asian="bold" style:font-size-complex="14pt" style:font-weight-complex="bold"/>
    </style:style>
    <style:style style:name="P61" style:family="paragraph" style:parent-style-name="_30_._20_Normál">
      <style:text-properties fo:font-size="14pt" fo:font-weight="bold" officeooo:rsid="009ae7ea" officeooo:paragraph-rsid="009ae7ea" style:font-size-asian="14pt" style:font-weight-asian="bold" style:font-size-complex="14pt" style:font-weight-complex="bold"/>
    </style:style>
    <style:style style:name="P62" style:family="paragraph" style:parent-style-name="_30_._20_Normál">
      <style:text-properties fo:font-size="14pt" fo:font-weight="bold" officeooo:rsid="009d795f" officeooo:paragraph-rsid="009d795f" style:font-size-asian="14pt" style:font-weight-asian="bold" style:font-size-complex="14pt" style:font-weight-complex="bold"/>
    </style:style>
    <style:style style:name="P63" style:family="paragraph" style:parent-style-name="_30_._20_Normál">
      <style:text-properties fo:font-size="14pt" fo:font-weight="bold" officeooo:rsid="00a3f09d" officeooo:paragraph-rsid="00a3f09d" style:font-size-asian="14pt" style:font-weight-asian="bold" style:font-size-complex="14pt" style:font-weight-complex="bold"/>
    </style:style>
    <style:style style:name="P64" style:family="paragraph" style:parent-style-name="_30_._20_Normál">
      <style:text-properties fo:font-size="14pt" fo:font-weight="bold" officeooo:rsid="00a4006e" officeooo:paragraph-rsid="00a4006e" style:font-size-asian="14pt" style:font-weight-asian="bold" style:font-size-complex="14pt" style:font-weight-complex="bold"/>
    </style:style>
    <style:style style:name="P65" style:family="paragraph" style:parent-style-name="_30_._20_Normál">
      <style:text-properties fo:font-size="14pt" fo:font-weight="bold" officeooo:rsid="00a77c2e" officeooo:paragraph-rsid="00a77c2e" style:font-size-asian="14pt" style:font-weight-asian="bold" style:font-size-complex="14pt" style:font-weight-complex="bold"/>
    </style:style>
    <style:style style:name="P66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67" style:family="paragraph" style:parent-style-name="_30_._20_Normál">
      <style:text-properties fo:font-size="14pt" fo:font-weight="normal" officeooo:rsid="003b3e0b" officeooo:paragraph-rsid="00a4006e" style:font-size-asian="12.25pt" style:font-weight-asian="normal" style:font-size-complex="14pt" style:font-weight-complex="normal"/>
    </style:style>
    <style:style style:name="P68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69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70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71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72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73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74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75" style:family="paragraph" style:parent-style-name="_30_._20_Normál">
      <style:paragraph-properties fo:text-align="start" style:justify-single-word="false"/>
      <style:text-properties fo:font-size="14pt" fo:font-weight="normal" officeooo:rsid="0049ebff" officeooo:paragraph-rsid="009bbf99" style:font-size-asian="12.25pt" style:font-weight-asian="normal" style:font-size-complex="14pt" style:font-weight-complex="normal"/>
    </style:style>
    <style:style style:name="P76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77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78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79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80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81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82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83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P84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85" style:family="paragraph" style:parent-style-name="_30_._20_Normál">
      <style:text-properties fo:font-size="14pt" fo:font-weight="normal" officeooo:rsid="00a4006e" officeooo:paragraph-rsid="00a4006e" style:font-size-asian="12.25pt" style:font-weight-asian="normal" style:font-size-complex="14pt" style:font-weight-complex="normal"/>
    </style:style>
    <style:style style:name="P86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87" style:family="paragraph" style:parent-style-name="_30_._20_Normál">
      <style:text-properties fo:font-size="14pt" fo:font-weight="normal" officeooo:rsid="007f9c1c" officeooo:paragraph-rsid="0081ec58" style:font-size-asian="14pt" style:font-weight-asian="normal" style:font-size-complex="14pt" style:font-weight-complex="normal"/>
    </style:style>
    <style:style style:name="P88" style:family="paragraph" style:parent-style-name="_30_._20_Normál">
      <style:text-properties fo:font-size="14pt" fo:font-weight="normal" officeooo:rsid="007f9c1c" officeooo:paragraph-rsid="00876445" style:font-size-asian="14pt" style:font-weight-asian="normal" style:font-size-complex="14pt" style:font-weight-complex="normal"/>
    </style:style>
    <style:style style:name="P89" style:family="paragraph" style:parent-style-name="_30_._20_Normál">
      <style:text-properties fo:font-size="14pt" fo:font-weight="normal" officeooo:rsid="0081ec58" officeooo:paragraph-rsid="0081ec58" style:font-size-asian="14pt" style:font-weight-asian="normal" style:font-size-complex="14pt" style:font-weight-complex="normal"/>
    </style:style>
    <style:style style:name="P90" style:family="paragraph" style:parent-style-name="_30_._20_Normál">
      <style:text-properties fo:font-size="14pt" fo:font-weight="normal" officeooo:rsid="0087d729" officeooo:paragraph-rsid="0087d729" style:font-size-asian="14pt" style:font-weight-asian="normal" style:font-size-complex="14pt" style:font-weight-complex="normal"/>
    </style:style>
    <style:style style:name="P91" style:family="paragraph" style:parent-style-name="_30_._20_Normál">
      <style:text-properties fo:font-size="14pt" fo:font-weight="normal" officeooo:rsid="008813a9" officeooo:paragraph-rsid="008813a9" style:font-size-asian="14pt" style:font-weight-asian="normal" style:font-size-complex="14pt" style:font-weight-complex="normal"/>
    </style:style>
    <style:style style:name="P92" style:family="paragraph" style:parent-style-name="_30_._20_Normál">
      <style:text-properties fo:font-size="14pt" fo:font-weight="normal" officeooo:rsid="008b1d10" officeooo:paragraph-rsid="008b1d10" style:font-size-asian="14pt" style:font-weight-asian="normal" style:font-size-complex="14pt" style:font-weight-complex="normal"/>
    </style:style>
    <style:style style:name="P93" style:family="paragraph" style:parent-style-name="_30_._20_Normál">
      <style:text-properties fo:font-size="14pt" fo:font-weight="normal" officeooo:rsid="008e7e9e" officeooo:paragraph-rsid="008e7e9e" style:font-size-asian="14pt" style:font-weight-asian="normal" style:font-size-complex="14pt" style:font-weight-complex="normal"/>
    </style:style>
    <style:style style:name="P94" style:family="paragraph" style:parent-style-name="_30_._20_Normál">
      <style:text-properties fo:font-size="14pt" fo:font-weight="normal" officeooo:rsid="008fb81b" officeooo:paragraph-rsid="008fb81b" style:font-size-asian="14pt" style:font-weight-asian="normal" style:font-size-complex="14pt" style:font-weight-complex="normal"/>
    </style:style>
    <style:style style:name="P95" style:family="paragraph" style:parent-style-name="_30_._20_Normál">
      <style:text-properties fo:font-size="14pt" fo:font-weight="normal" officeooo:rsid="008fb81b" officeooo:paragraph-rsid="00914282" style:font-size-asian="14pt" style:font-weight-asian="normal" style:font-size-complex="14pt" style:font-weight-complex="normal"/>
    </style:style>
    <style:style style:name="P96" style:family="paragraph" style:parent-style-name="_30_._20_Normál">
      <style:text-properties fo:font-size="14pt" fo:font-weight="normal" officeooo:rsid="0094a3d3" officeooo:paragraph-rsid="0094a3d3" style:font-size-asian="14pt" style:font-weight-asian="normal" style:font-size-complex="14pt" style:font-weight-complex="normal"/>
    </style:style>
    <style:style style:name="P97" style:family="paragraph" style:parent-style-name="_30_._20_Normál">
      <style:text-properties fo:font-size="14pt" fo:font-weight="normal" officeooo:rsid="009d795f" officeooo:paragraph-rsid="009d795f" style:font-size-asian="14pt" style:font-weight-asian="normal" style:font-size-complex="14pt" style:font-weight-complex="normal"/>
    </style:style>
    <style:style style:name="P98" style:family="paragraph" style:parent-style-name="_30_._20_Normál">
      <style:text-properties fo:font-size="14pt" fo:font-weight="normal" officeooo:rsid="00a3f09d" officeooo:paragraph-rsid="00a3f09d" style:font-size-asian="14pt" style:font-weight-asian="normal" style:font-size-complex="14pt" style:font-weight-complex="normal"/>
    </style:style>
    <style:style style:name="P99" style:family="paragraph" style:parent-style-name="_30_._20_Normál">
      <style:text-properties fo:font-size="14pt" officeooo:rsid="00779752" officeooo:paragraph-rsid="00779752" style:font-size-asian="14pt" style:font-size-complex="14pt"/>
    </style:style>
    <style:style style:name="P100" style:family="paragraph" style:parent-style-name="_30_._20_Normál">
      <style:text-properties fo:font-size="14pt" officeooo:rsid="0077f620" officeooo:paragraph-rsid="0077f620" style:font-size-asian="14pt" style:font-size-complex="14pt"/>
    </style:style>
    <style:style style:name="P101" style:family="paragraph" style:parent-style-name="_30_._20_Normál">
      <style:text-properties fo:font-size="14pt" officeooo:rsid="00790dc1" officeooo:paragraph-rsid="00790dc1" style:font-size-asian="14pt" style:font-size-complex="14pt"/>
    </style:style>
    <style:style style:name="P102" style:family="paragraph" style:parent-style-name="_30_._20_Normál">
      <style:text-properties fo:font-size="14pt" officeooo:rsid="00793a86" officeooo:paragraph-rsid="00793a86" style:font-size-asian="14pt" style:font-size-complex="14pt"/>
    </style:style>
    <style:style style:name="P103" style:family="paragraph" style:parent-style-name="_30_._20_Normál">
      <style:text-properties fo:font-size="14pt" officeooo:rsid="007b2708" officeooo:paragraph-rsid="007b2708" style:font-size-asian="14pt" style:font-size-complex="14pt"/>
    </style:style>
    <style:style style:name="P104" style:family="paragraph" style:parent-style-name="_30_._20_Normál">
      <style:text-properties officeooo:rsid="0021ec78" officeooo:paragraph-rsid="0021ec78"/>
    </style:style>
    <style:style style:name="P105" style:family="paragraph" style:parent-style-name="_30_._20_Normál">
      <style:text-properties officeooo:rsid="00221094" officeooo:paragraph-rsid="00221094"/>
    </style:style>
    <style:style style:name="P106" style:family="paragraph" style:parent-style-name="_30_._20_Normál">
      <style:text-properties officeooo:rsid="0023594d" officeooo:paragraph-rsid="0023594d"/>
    </style:style>
    <style:style style:name="P107" style:family="paragraph" style:parent-style-name="_30_._20_Normál">
      <style:text-properties officeooo:rsid="0025121f" officeooo:paragraph-rsid="0025121f"/>
    </style:style>
    <style:style style:name="P108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109" style:family="paragraph" style:parent-style-name="_30_._20_Normál">
      <style:text-properties fo:font-weight="bold" officeooo:rsid="00790352" officeooo:paragraph-rsid="00790352" style:font-weight-asian="bold" style:font-weight-complex="bold"/>
    </style:style>
    <style:style style:name="P110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111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112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113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114" style:family="paragraph" style:parent-style-name="Cím_20_03">
      <style:text-properties officeooo:rsid="0034af1a" officeooo:paragraph-rsid="0034af1a"/>
    </style:style>
    <style:style style:name="P115" style:family="paragraph" style:parent-style-name="Cím_20_03">
      <style:text-properties fo:font-size="16pt" style:font-size-asian="16pt" style:font-size-complex="16pt"/>
    </style:style>
    <style:style style:name="P116" style:family="paragraph" style:parent-style-name="_30_._20_Normál">
      <style:text-properties officeooo:rsid="0076365f" officeooo:paragraph-rsid="0076365f"/>
    </style:style>
    <style:style style:name="P117" style:family="paragraph" style:parent-style-name="Cím_20_03">
      <style:text-properties officeooo:rsid="0076365f" officeooo:paragraph-rsid="0076365f"/>
    </style:style>
    <style:style style:name="P118" style:family="paragraph" style:parent-style-name="_30_._20_Normál">
      <style:text-properties fo:font-size="14pt" fo:font-weight="normal" officeooo:rsid="00a4006e" officeooo:paragraph-rsid="00a4006e" style:font-size-asian="12.25pt" style:font-weight-asian="normal" style:font-size-complex="14pt" style:font-weight-complex="normal"/>
    </style:style>
    <style:style style:name="P119" style:family="paragraph" style:parent-style-name="_30_._20_Normál">
      <style:text-properties fo:font-size="14pt" fo:font-weight="normal" officeooo:rsid="00b920fb" officeooo:paragraph-rsid="00b920fb" style:font-size-asian="12.25pt" style:font-weight-asian="normal" style:font-size-complex="14pt" style:font-weight-complex="normal"/>
    </style:style>
    <style:style style:name="P120" style:family="paragraph" style:parent-style-name="_30_._20_Normál">
      <style:text-properties fo:font-size="14pt" fo:font-weight="normal" officeooo:rsid="00b9400a" officeooo:paragraph-rsid="00b9400a" style:font-size-asian="12.25pt" style:font-weight-asian="normal" style:font-size-complex="14pt" style:font-weight-complex="normal"/>
    </style:style>
    <style:style style:name="P121" style:family="paragraph" style:parent-style-name="_30_._20_Normál">
      <style:text-properties fo:font-size="14pt" fo:font-weight="normal" officeooo:rsid="00b97c31" officeooo:paragraph-rsid="00b97c31" style:font-size-asian="12.25pt" style:font-weight-asian="normal" style:font-size-complex="14pt" style:font-weight-complex="normal"/>
    </style:style>
    <style:style style:name="P122" style:family="paragraph" style:parent-style-name="_30_._20_Normál">
      <style:text-properties fo:font-size="14pt" fo:font-weight="normal" officeooo:rsid="00bb8983" officeooo:paragraph-rsid="00bb8983" style:font-size-asian="12.25pt" style:font-weight-asian="normal" style:font-size-complex="14pt" style:font-weight-complex="normal"/>
    </style:style>
    <style:style style:name="P123" style:family="paragraph" style:parent-style-name="_30_._20_Normál">
      <style:text-properties fo:font-size="14pt" officeooo:rsid="00ab0d23" officeooo:paragraph-rsid="00ab0d23" style:font-size-asian="14pt" style:font-size-complex="14pt"/>
    </style:style>
    <style:style style:name="P124" style:family="paragraph" style:parent-style-name="_30_._20_Normál">
      <style:text-properties fo:font-size="14pt" officeooo:rsid="00b15d82" officeooo:paragraph-rsid="00b15d82" style:font-size-asian="12.25pt" style:font-size-complex="14pt"/>
    </style:style>
    <style:style style:name="P125" style:family="paragraph" style:parent-style-name="_30_._20_Normál">
      <style:text-properties fo:font-size="14pt" officeooo:rsid="00b21d17" officeooo:paragraph-rsid="00b21d17" style:font-size-asian="12.25pt" style:font-size-complex="14pt"/>
    </style:style>
    <style:style style:name="P126" style:family="paragraph" style:parent-style-name="_30_._20_Normál">
      <style:text-properties fo:font-size="14pt" officeooo:rsid="00b39354" officeooo:paragraph-rsid="00b39354" style:font-size-asian="12.25pt" style:font-size-complex="14pt"/>
    </style:style>
    <style:style style:name="P127" style:family="paragraph" style:parent-style-name="_30_._20_Normál">
      <style:text-properties fo:font-size="14pt" officeooo:rsid="00b4629d" officeooo:paragraph-rsid="00b4629d" style:font-size-asian="12.25pt" style:font-size-complex="14pt"/>
    </style:style>
    <style:style style:name="P128" style:family="paragraph" style:parent-style-name="_30_._20_Normál">
      <style:text-properties fo:font-size="14pt" officeooo:rsid="00b5d9da" officeooo:paragraph-rsid="00b5d9da" style:font-size-asian="12.25pt" style:font-size-complex="14pt"/>
    </style:style>
    <style:style style:name="P129" style:family="paragraph" style:parent-style-name="_30_._20_Normál">
      <style:text-properties fo:font-size="14pt" fo:font-weight="bold" officeooo:rsid="00b920fb" officeooo:paragraph-rsid="00b920fb" style:font-size-asian="12.25pt" style:font-weight-asian="bold" style:font-size-complex="14pt" style:font-weight-complex="bold"/>
    </style:style>
    <style:style style:name="P130" style:family="paragraph" style:parent-style-name="_30_._20_Normál">
      <style:paragraph-properties fo:text-align="start" style:justify-single-word="false"/>
      <style:text-properties fo:font-size="16pt" officeooo:rsid="00ae64cb" officeooo:paragraph-rsid="00ae64cb" style:font-size-asian="16pt" style:font-size-complex="16pt"/>
    </style:style>
    <style:style style:name="P131" style:family="paragraph" style:parent-style-name="_30_._20_Normál">
      <style:text-properties officeooo:rsid="00b0f6d1" officeooo:paragraph-rsid="00b0f6d1"/>
    </style:style>
    <style:style style:name="P132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P133" style:family="paragraph" style:parent-style-name="Cím_20_03">
      <style:text-properties officeooo:rsid="00b0f6d1" officeooo:paragraph-rsid="00b0f6d1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fo:font-weight="bold" officeooo:rsid="00595d4a" style:font-weight-asian="bold" style:font-weight-complex="bold"/>
    </style:style>
    <style:style style:name="T10" style:family="text">
      <style:text-properties fo:font-weight="bold" officeooo:rsid="005a65b2" style:font-weight-asian="bold" style:font-weight-complex="bold"/>
    </style:style>
    <style:style style:name="T11" style:family="text">
      <style:text-properties fo:font-weight="bold" officeooo:rsid="007beca7" style:font-weight-asian="bold" style:font-weight-complex="bold"/>
    </style:style>
    <style:style style:name="T12" style:family="text">
      <style:text-properties fo:font-weight="bold" officeooo:rsid="007c8a6f" style:font-weight-asian="bold" style:font-weight-complex="bold"/>
    </style:style>
    <style:style style:name="T13" style:family="text">
      <style:text-properties fo:font-weight="bold" officeooo:rsid="008107ae" style:font-weight-asian="bold" style:font-weight-complex="bold"/>
    </style:style>
    <style:style style:name="T14" style:family="text">
      <style:text-properties fo:font-weight="bold" officeooo:rsid="0083a45b" style:font-weight-asian="bold" style:font-weight-complex="bold"/>
    </style:style>
    <style:style style:name="T15" style:family="text">
      <style:text-properties fo:font-weight="bold" officeooo:rsid="0083c5b1" style:font-weight-asian="bold" style:font-weight-complex="bold"/>
    </style:style>
    <style:style style:name="T16" style:family="text">
      <style:text-properties fo:font-weight="bold" officeooo:rsid="008597ec" style:font-weight-asian="bold" style:font-weight-complex="bold"/>
    </style:style>
    <style:style style:name="T17" style:family="text">
      <style:text-properties fo:font-weight="bold" officeooo:rsid="0086e281" style:font-weight-asian="bold" style:font-weight-complex="bold"/>
    </style:style>
    <style:style style:name="T18" style:family="text">
      <style:text-properties fo:font-weight="bold" officeooo:rsid="00876445" style:font-weight-asian="bold" style:font-weight-complex="bold"/>
    </style:style>
    <style:style style:name="T19" style:family="text">
      <style:text-properties fo:font-weight="bold" officeooo:rsid="0081ec58" style:font-weight-asian="bold" style:font-weight-complex="bold"/>
    </style:style>
    <style:style style:name="T20" style:family="text">
      <style:text-properties fo:font-weight="bold" officeooo:rsid="008fb81b" style:font-weight-asian="bold" style:font-weight-complex="bold"/>
    </style:style>
    <style:style style:name="T21" style:family="text">
      <style:text-properties fo:font-weight="bold" officeooo:rsid="009bbf99" style:font-weight-asian="bold" style:font-weight-complex="bold"/>
    </style:style>
    <style:style style:name="T22" style:family="text">
      <style:text-properties fo:font-weight="bold" officeooo:rsid="009d3615" style:font-weight-asian="bold" style:font-weight-complex="bold"/>
    </style:style>
    <style:style style:name="T23" style:family="text">
      <style:text-properties officeooo:rsid="0014f620"/>
    </style:style>
    <style:style style:name="T24" style:family="text">
      <style:text-properties officeooo:rsid="00161c34"/>
    </style:style>
    <style:style style:name="T25" style:family="text">
      <style:text-properties officeooo:rsid="0018c334"/>
    </style:style>
    <style:style style:name="T26" style:family="text">
      <style:text-properties officeooo:rsid="0019e43e"/>
    </style:style>
    <style:style style:name="T27" style:family="text">
      <style:text-properties officeooo:rsid="0019f7c5"/>
    </style:style>
    <style:style style:name="T28" style:family="text">
      <style:text-properties officeooo:rsid="001d0919"/>
    </style:style>
    <style:style style:name="T29" style:family="text">
      <style:text-properties officeooo:rsid="001e5590"/>
    </style:style>
    <style:style style:name="T30" style:family="text">
      <style:text-properties officeooo:rsid="002053b1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25db8" style:font-weight-asian="normal" style:font-weight-complex="normal"/>
    </style:style>
    <style:style style:name="T34" style:family="text">
      <style:text-properties fo:font-weight="normal" officeooo:rsid="00340651" style:font-weight-asian="normal" style:font-weight-complex="normal"/>
    </style:style>
    <style:style style:name="T35" style:family="text">
      <style:text-properties fo:font-weight="normal" officeooo:rsid="003428e1" style:font-weight-asian="normal" style:font-weight-complex="normal"/>
    </style:style>
    <style:style style:name="T36" style:family="text">
      <style:text-properties fo:font-weight="normal" officeooo:rsid="0034af1a" style:font-weight-asian="normal" style:font-weight-complex="normal"/>
    </style:style>
    <style:style style:name="T37" style:family="text">
      <style:text-properties fo:font-weight="normal" officeooo:rsid="0036e3e1" style:font-weight-asian="normal" style:font-weight-complex="normal"/>
    </style:style>
    <style:style style:name="T38" style:family="text">
      <style:text-properties fo:font-weight="normal" officeooo:rsid="0038de71" style:font-weight-asian="normal" style:font-weight-complex="normal"/>
    </style:style>
    <style:style style:name="T39" style:family="text">
      <style:text-properties fo:font-weight="normal" officeooo:rsid="003a01dd" style:font-weight-asian="normal" style:font-weight-complex="normal"/>
    </style:style>
    <style:style style:name="T40" style:family="text">
      <style:text-properties fo:font-weight="normal" officeooo:rsid="004cc25c" style:font-weight-asian="normal" style:font-weight-complex="normal"/>
    </style:style>
    <style:style style:name="T41" style:family="text">
      <style:text-properties fo:font-weight="normal" officeooo:rsid="004cd963" style:font-weight-asian="normal" style:font-weight-complex="normal"/>
    </style:style>
    <style:style style:name="T42" style:family="text">
      <style:text-properties fo:font-weight="normal" officeooo:rsid="00514ea3" style:font-weight-asian="normal" style:font-weight-complex="normal"/>
    </style:style>
    <style:style style:name="T43" style:family="text">
      <style:text-properties fo:font-weight="normal" officeooo:rsid="005b58fc" style:font-weight-asian="normal" style:font-weight-complex="normal"/>
    </style:style>
    <style:style style:name="T44" style:family="text">
      <style:text-properties fo:font-weight="normal" officeooo:rsid="005eb510" style:font-weight-asian="normal" style:font-weight-complex="normal"/>
    </style:style>
    <style:style style:name="T45" style:family="text">
      <style:text-properties fo:font-weight="normal" officeooo:rsid="00650221" style:font-weight-asian="normal" style:font-weight-complex="normal"/>
    </style:style>
    <style:style style:name="T46" style:family="text">
      <style:text-properties fo:font-weight="normal" officeooo:rsid="0066c7d0" style:font-weight-asian="normal" style:font-weight-complex="normal"/>
    </style:style>
    <style:style style:name="T47" style:family="text">
      <style:text-properties fo:font-weight="normal" officeooo:rsid="006ad451" style:font-weight-asian="normal" style:font-weight-complex="normal"/>
    </style:style>
    <style:style style:name="T48" style:family="text">
      <style:text-properties fo:font-weight="normal" officeooo:rsid="006c8f4f" style:font-weight-asian="normal" style:font-weight-complex="normal"/>
    </style:style>
    <style:style style:name="T49" style:family="text">
      <style:text-properties fo:font-weight="normal" officeooo:rsid="006ee98d" style:font-weight-asian="normal" style:font-weight-complex="normal"/>
    </style:style>
    <style:style style:name="T50" style:family="text">
      <style:text-properties fo:font-weight="normal" officeooo:rsid="00752cdd" style:font-weight-asian="normal" style:font-weight-complex="normal"/>
    </style:style>
    <style:style style:name="T51" style:family="text">
      <style:text-properties fo:font-weight="normal" officeooo:rsid="00793a86" style:font-weight-asian="normal" style:font-weight-complex="normal"/>
    </style:style>
    <style:style style:name="T52" style:family="text">
      <style:text-properties fo:font-weight="normal" officeooo:rsid="007beca7" style:font-weight-asian="normal" style:font-weight-complex="normal"/>
    </style:style>
    <style:style style:name="T53" style:family="text">
      <style:text-properties fo:font-weight="normal" officeooo:rsid="007b097a" style:font-weight-asian="normal" style:font-weight-complex="normal"/>
    </style:style>
    <style:style style:name="T54" style:family="text">
      <style:text-properties fo:font-weight="normal" officeooo:rsid="00915fe4" style:font-weight-asian="normal" style:font-weight-complex="normal"/>
    </style:style>
    <style:style style:name="T55" style:family="text">
      <style:text-properties fo:font-weight="normal" officeooo:rsid="0093f2e0" style:font-weight-asian="normal" style:font-weight-complex="normal"/>
    </style:style>
    <style:style style:name="T56" style:family="text">
      <style:text-properties fo:font-weight="normal" officeooo:rsid="0094a3d3" style:font-weight-asian="normal" style:font-weight-complex="normal"/>
    </style:style>
    <style:style style:name="T57" style:family="text">
      <style:text-properties fo:font-weight="normal" officeooo:rsid="00969a63" style:font-weight-asian="normal" style:font-weight-complex="normal"/>
    </style:style>
    <style:style style:name="T58" style:family="text">
      <style:text-properties fo:font-weight="normal" officeooo:rsid="00997574" style:font-weight-asian="normal" style:font-weight-complex="normal"/>
    </style:style>
    <style:style style:name="T59" style:family="text">
      <style:text-properties fo:font-weight="normal" officeooo:rsid="00a20efb" style:font-weight-asian="normal" style:font-weight-complex="normal"/>
    </style:style>
    <style:style style:name="T60" style:family="text">
      <style:text-properties fo:font-weight="normal" officeooo:rsid="00a92f2c" style:font-weight-asian="normal" style:font-weight-complex="normal"/>
    </style:style>
    <style:style style:name="T61" style:family="text">
      <style:text-properties fo:font-weight="normal" officeooo:rsid="00b0032a" style:font-weight-asian="normal" style:font-weight-complex="normal"/>
    </style:style>
    <style:style style:name="T62" style:family="text">
      <style:text-properties officeooo:rsid="0023594d"/>
    </style:style>
    <style:style style:name="T63" style:family="text">
      <style:text-properties officeooo:rsid="0025121f"/>
    </style:style>
    <style:style style:name="T64" style:family="text">
      <style:text-properties officeooo:rsid="002705eb"/>
    </style:style>
    <style:style style:name="T65" style:family="text">
      <style:text-properties officeooo:rsid="002a48ca"/>
    </style:style>
    <style:style style:name="T66" style:family="text">
      <style:text-properties officeooo:rsid="002d30aa"/>
    </style:style>
    <style:style style:name="T67" style:family="text">
      <style:text-properties officeooo:rsid="0032326d"/>
    </style:style>
    <style:style style:name="T68" style:family="text">
      <style:text-properties officeooo:rsid="003428e1"/>
    </style:style>
    <style:style style:name="T69" style:family="text">
      <style:text-properties officeooo:rsid="003d0e9a"/>
    </style:style>
    <style:style style:name="T70" style:family="text">
      <style:text-properties officeooo:rsid="003dd897"/>
    </style:style>
    <style:style style:name="T71" style:family="text">
      <style:text-properties officeooo:rsid="003eca7c"/>
    </style:style>
    <style:style style:name="T72" style:family="text">
      <style:text-properties officeooo:rsid="004bd667"/>
    </style:style>
    <style:style style:name="T73" style:family="text">
      <style:text-properties officeooo:rsid="00325db8"/>
    </style:style>
    <style:style style:name="T74" style:family="text">
      <style:text-properties officeooo:rsid="004eb005"/>
    </style:style>
    <style:style style:name="T75" style:family="text">
      <style:text-properties officeooo:rsid="005284ed"/>
    </style:style>
    <style:style style:name="T76" style:family="text">
      <style:text-properties officeooo:rsid="00543c91"/>
    </style:style>
    <style:style style:name="T77" style:family="text">
      <style:text-properties officeooo:rsid="00554df7"/>
    </style:style>
    <style:style style:name="T78" style:family="text">
      <style:text-properties officeooo:rsid="00595d4a"/>
    </style:style>
    <style:style style:name="T79" style:family="text">
      <style:text-properties officeooo:rsid="005a65b2"/>
    </style:style>
    <style:style style:name="T80" style:family="text">
      <style:text-properties officeooo:rsid="005a75bd"/>
    </style:style>
    <style:style style:name="T81" style:family="text">
      <style:text-properties officeooo:rsid="005b58fc"/>
    </style:style>
    <style:style style:name="T82" style:family="text">
      <style:text-properties officeooo:rsid="0062565b"/>
    </style:style>
    <style:style style:name="T83" style:family="text">
      <style:text-properties officeooo:rsid="006405f8"/>
    </style:style>
    <style:style style:name="T84" style:family="text">
      <style:text-properties officeooo:rsid="0069af74"/>
    </style:style>
    <style:style style:name="T85" style:family="text">
      <style:text-properties officeooo:rsid="006a30d0"/>
    </style:style>
    <style:style style:name="T86" style:family="text">
      <style:text-properties officeooo:rsid="0066c7d0"/>
    </style:style>
    <style:style style:name="T87" style:family="text">
      <style:text-properties officeooo:rsid="0077f620"/>
    </style:style>
    <style:style style:name="T88" style:family="text">
      <style:text-properties officeooo:rsid="007beca7"/>
    </style:style>
    <style:style style:name="T89" style:family="text">
      <style:text-properties officeooo:rsid="007d2958"/>
    </style:style>
    <style:style style:name="T90" style:family="text">
      <style:text-properties officeooo:rsid="007dd3bd"/>
    </style:style>
    <style:style style:name="T91" style:family="text">
      <style:text-properties officeooo:rsid="008107ae"/>
    </style:style>
    <style:style style:name="T92" style:family="text">
      <style:text-properties officeooo:rsid="0081ec58"/>
    </style:style>
    <style:style style:name="T93" style:family="text">
      <style:text-properties officeooo:rsid="0083a45b"/>
    </style:style>
    <style:style style:name="T94" style:family="text">
      <style:text-properties officeooo:rsid="0083c5b1"/>
    </style:style>
    <style:style style:name="T95" style:family="text">
      <style:text-properties officeooo:rsid="00876445"/>
    </style:style>
    <style:style style:name="T96" style:family="text">
      <style:text-properties officeooo:rsid="008813a9"/>
    </style:style>
    <style:style style:name="T97" style:family="text">
      <style:text-properties officeooo:rsid="008d3a2b"/>
    </style:style>
    <style:style style:name="T98" style:family="text">
      <style:text-properties officeooo:rsid="008fb81b"/>
    </style:style>
    <style:style style:name="T99" style:family="text">
      <style:text-properties officeooo:rsid="00914282"/>
    </style:style>
    <style:style style:name="T100" style:family="text">
      <style:text-properties officeooo:rsid="00933133"/>
    </style:style>
    <style:style style:name="T101" style:family="text">
      <style:text-properties officeooo:rsid="009bbf99"/>
    </style:style>
    <style:style style:name="T102" style:family="text">
      <style:text-properties officeooo:rsid="009d3615"/>
    </style:style>
    <style:style style:name="T103" style:family="text">
      <style:text-properties officeooo:rsid="00a4006e"/>
    </style:style>
    <style:style style:name="T104" style:family="text">
      <style:text-properties officeooo:rsid="00a4cb1a"/>
    </style:style>
    <style:style style:name="T105" style:family="text">
      <style:text-properties officeooo:rsid="00a63631"/>
    </style:style>
    <style:style style:name="T106" style:family="text">
      <style:text-properties officeooo:rsid="00ae64cb"/>
    </style:style>
    <style:style style:name="T107" style:family="text">
      <style:text-properties officeooo:rsid="00b4629d"/>
    </style:style>
    <style:style style:name="T108" style:family="text">
      <style:text-properties officeooo:rsid="00b74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Telepítés: <text:span text:style-name="T32">sudo pacman -Syu --asdeps kicad kicad-library kicad-library-3d</text:span></text:p>
      <text:p text:style-name="P130"><text:span text:style-name="T32">Hibajelentés: projektmanager oldalon menü: help/</text:span><text:span text:style-name="T61">Report Bug</text:span></text:p>
      <text:p text:style-name="P115"/>
      <text:p text:style-name="P115"/>
      <text:p text:style-name="P115"><text:span text:style-name="T24">I. </text:span>Kapcsolási rajz - Schematic szerkesztése</text:p>
      <text:p text:style-name="P16"/>
      <text:p text:style-name="P16"/>
      <text:p text:style-name="P20">Munka kezdése:</text:p>
      <text:p text:style-name="P6"><text:span text:style-name="T72">K</text:span>ezdjük a fájl/oldalbeállításokkal, és adjunk nevet, dátumot, és szüksége esetén módosítsuk az oldalbeállításokat.</text:p>
      <text:p text:style-name="P20"><text:span text:style-name="T68">Kapcsolási rajznál</text:span><text:span text:style-name="T35"> a</text:span><text:span text:style-name="T32"> 140%-os nyomtatáshoz rajzoljuk meg a keretet </text:span><text:span text:style-name="T35">(bal oldali eszköztáron vonalat használjuk) </text:span><text:span text:style-name="T32">és abba rajzoljunk. A keret mérete X*Y = </text:span>2<text:span text:style-name="T67">10</text:span>*1<text:span text:style-name="T67">5</text:span>0 mm<text:span text:style-name="T32">. A lap bal felső sarkában levő origóból rajzoljuk, és nyomtatáskor majd oda visszük a keretet a benne levőkkel együtt, és akkor a 140%-os nyomtatáskor pont minden ki lesz nyomtatva.</text:span><text:span text:style-name="T33"> </text:span></text:p>
      <text:p text:style-name="P27"><text:span text:style-name="T73">P</text:span>CB-nél <text:span text:style-name="T32">fotózáshoz x = 150, y = 100 mm, A4-es lap = 275x170 mm.</text:span></text:p>
      <text:p text:style-name="P20"><text:span text:style-name="T32"/></text:p>
      <text:p text:style-name="P20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17">Delete: <text:span text:style-name="T32">Az egeret elég valami fölé vinni és megnyomni a delete gombot (nem kell kijelölni semmit).</text:span></text:p>
      <text:p text:style-name="P17"/>
      <text:p text:style-name="P1"><text:span text:style-name="T3">Symbol mappa:</text:span> /usr/share/kicad/symbols</text:p>
      <text:p text:style-name="P1">S<text:span text:style-name="T3">ymbol mappák hozzáadása:</text:span> Prferences/manage symbol libraries: alul mappa ikon (add en existing library to table): a megnyíló ablakban megkeresem a /usr/share/kicad/symbols/ mappát, <text:span text:style-name="T102">és</text:span> a mappában levő fájlokat mind kijelölni (Ctrl+A), vagy a shift gomb használatával, és csak utána kattintani az open -re. </text:p>
      <text:p text:style-name="P1"><text:span text:style-name="T3"/></text:p>
      <text:p text:style-name="P1"><text:span text:style-name="T3">Foot prints mapp</text:span><text:span text:style-name="T4">a</text:span><text:span text:style-name="T3">:</text:span> /usr/share/kicad/footprints</text:p>
      <text:p text:style-name="P1"><text:span text:style-name="T22">Footprint mappa hozzáadása</text:span><text:span text:style-name="T102">:</text:span>A tartalmát hozzáadjuk a Tolls menü/assing footprints megnyitása után, hasonlóan a symbol mappánál leírtak szerint járva el (itt sem elég a mappa, a fájlokat kell bemásolni).</text:p>
      <text:p text:style-name="P1"/>
      <text:p text:style-name="P11"><text:span text:style-name="T3">Egyéb library helyek:</text:span> .local/share/kicad/<text:span text:style-name="T102"> </text:span></text:p>
      <text:p text:style-name="P11"><text:soft-page-break/></text:p>
      <text:p text:style-name="P53">Saját symbol és footprints mappák létrehozása, hozzáadása:</text:p>
      <text:p text:style-name="P13"><text:span text:style-name="T3">Szimbólumnál</text:span> a <text:span text:style-name="T3">*.kicad_sym</text:span> fájl egy kategória neve, ebben a fájlban van több a kategóriába tartozó szimbólum, pl. Dioda.kicad_sym fájlban lehet többféle dióda.</text:p>
      <text:p text:style-name="P13"><text:span text:style-name="T3">Footprint esetén</text:span> mappa jelenti a kategóriát <text:span text:style-name="T3">*.pretty</text:span> és azon belül vannak fájlok <text:span text:style-name="T3">*.kicad_mod</text:span> formában, vagyis a schematicnál egy fájlban tárol sok szimbólumot, az új library, amit alkotunk egy fájl, addig a footprintnél mappát hozunk létre, amikor új library-t alkotunk és abba dobáljuk majd a lábnyomokat.</text:p>
      <text:p text:style-name="P73"/>
      <text:p text:style-name="P73">Egyik módszer, ha fájlkezelőben létrehozom és majd a Kicadban hozzáadom.</text:p>
      <text:p text:style-name="P75"><text:span text:style-name="T3"/></text:p>
      <text:p text:style-name="P75"><text:span text:style-name="T3">Symbol </text:span>(alkatrészek): <text:span text:style-name="T3">*.kicad_sym</text:span> fájl létrehozása. <text:span text:style-name="T78">A Github-on csináltam Kicad repót: </text:span><text:span text:style-name="T101">.../gvandor</text:span><text:span text:style-name="T78"> </text:span>/Kicad/Symbols/<text:span text:style-name="T3">001_</text:span><text:span text:style-name="T21">akarmi_kategoria</text:span><text:span text:style-name="T3">.kicad_sym</text:span></text:p>
      <text:p text:style-name="P75"><text:span text:style-name="T3"/></text:p>
      <text:p text:style-name="P75"><text:span text:style-name="T3">Footprints</text:span> (lábnyom, fólia oldali lenyomatok): <text:span text:style-name="T3">*.pretty</text:span> fájl létrehozása.<text:span text:style-name="T79"> </text:span>Documents/Github/gvandor/Kicad/FootPrints/<text:span text:style-name="T3">001_</text:span><text:span text:style-name="T21">akarmi_kategoria</text:span><text:span text:style-name="T3">.pretty</text:span><text:span text:style-name="T9"> </text:span>Azért kezdődik számmal, mert így a lista elején lesz majd. </text:p>
      <text:p text:style-name="P74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13"/>
      <text:p text:style-name="P1"><text:span text:style-name="T3">Munkaterület mozgatása: </text:span>jobb<text:span text:style-name="T25">, vagy középső</text:span> egérgomb lenyomva tartás mellett.</text:p>
      <text:p text:style-name="P1"/>
      <text:p text:style-name="P1">A KiCadben a megnyomás <text:span text:style-name="T3">Esc</text:span><text:span text:style-name="T23"> </text:span>mindig "törlést" jelent: ha egy eszköz valamilyen művelet közepén van (például nyomvonalak irányítása), a gomb első megnyomása Esc<text:span text:style-name="T23"> </text:span>megszakítja azt a műveletet. A következő megnyomásával Esc<text:span text:style-name="T23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<text:span text:style-name="T16">G</text:span><text:span text:style-name="T3">yorsbillentyű</text:span>k megtekintése:<text:span text:style-name="T106"> projektmanager oldal menüjében a </text:span><text:span text:style-name="T3">help/list hotkeys</text:span></text:p>
      <text:p text:style-name="P7"/>
      <text:p text:style-name="P12">Fontos különbséget tenni a <text:span text:style-name="T17">line</text:span>, <text:span text:style-name="T17">Wire</text:span> és <text:span text:style-name="T3">track</text:span> között. A vonal nem elektromos elem, csak szöveges, vagy grafikai. Schematicban a wire a vezeték, PCB-ben a track az elektromosan vezető elem.</text:p>
      <text:p text:style-name="P12"/>
      <text:p text:style-name="P12"><text:span text:style-name="T3">Alkatrészek</text:span> <text:span text:style-name="T3">lehelyezése</text:span>:</text:p>
      <text:p text:style-name="P14"><text:soft-page-break/><text:span text:style-name="T3">Fontos: Grid:</text:span> a <text:span text:style-name="T3">rács</text:span> és a <text:span text:style-name="T3">SNAP</text:span> legyen bekapcsolva rajzoláskor, és mindig az inch egész számú hányadosa legyen a rács méret, vagyis lehet 0,025 inch, 0,5 inch, 0.1 inch stb. Ez azért fontos, mert csak akkor fog hibátlanul csatlakozni a vezeték a tűkhöz (lábak, pins), ha a pin origója a rács metszéspontjához csatlakozik, viszont ha más egyéni metrikus érték van beállítva, akkor gondok lesznek a rajzolással. Ezen kívül pedig a symbol editorban a szimbólum rajzoláskor nagyon fontos, hogy 0.05 inch (1.27 mm) legyen a rácsméret, csak akkor fog tudni csatlakozni a vezeték a pinhez.</text:p>
      <text:p text:style-name="P12"><text:span text:style-name="T3">A</text:span> megnyomás &gt; kiválasztom (megkeresem) az alkatrészt a symbol mappából, &gt; <text:span text:style-name="T3">OK </text:span>&gt; <text:span text:style-name="T3">E</text:span> megnyomás lehelyezés előtt &gt; megadom az <text:span text:style-name="T32">értéket</text:span> (<text:span text:style-name="T3">value</text:span>), kiválasztom a lábnyomot (<text:span text:style-name="T3">footprint</text:span>) &gt; végül leteszem az alkatrészt (symbolt).</text:p>
      <text:p text:style-name="P12"/>
      <text:p text:style-name="P54">SNAP beállítás: négy helyen<text:span text:style-name="T32"> is be kell állítani. Preferences/preferences/symbol editor</text:span><text:span text:style-name="T43">/display option</text:span><text:span text:style-name="T32">, schematic editor</text:span><text:span text:style-name="T43">/display option</text:span><text:span text:style-name="T32">, footprint editor</text:span><text:span text:style-name="T43">/display option</text:span><text:span text:style-name="T32">, pcb editor</text:span><text:span text:style-name="T43">/display option</text:span><text:span text:style-name="T32">. </text:span><text:span text:style-name="T59">Legyen mindig bekapcsolva a SNAP (a mozgás csak rácspontokon lehetséges). </text:span></text:p>
      <text:p text:style-name="P54"><text:span text:style-name="T59"/></text:p>
      <text:p text:style-name="P55">Grid/rács: <text:span text:style-name="T32"><text:s/>legyen az első az </text:span>50 mils<text:span text:style-name="T32"> (miliinch) vagyos </text:span>1.27 mm<text:span text:style-name="T32">, a második </text:span>25 mils<text:span text:style-name="T32">-re állítva. vagyos </text:span>0.6350 mm<text:span text:style-name="T32">, Alt+1 és Alt+2-vel válthatsz. Az </text:span>editorban<text:span text:style-name="T32"> az </text:span>1,27 mm<text:span text:style-name="T32"> kell, a rajzokon ha finomabb mozgatást szeretnél, arra jó a 0.6350 mm.</text:span></text:p>
      <text:p text:style-name="P7"/>
      <text:p text:style-name="P7"><text:span text:style-name="T3">Alap alkatrészek a device</text:span> mappában<text:span text:style-name="T80"> vannak</text:span>.</text:p>
      <text:p text:style-name="P1"><text:span text:style-name="T26">Szimbólumot (alkatrészt)</text:span> lehet konkrét típus szerint is<text:span text:style-name="T23">, vagy az alábbiak szerint:</text:span></text:p>
      <text:p text:style-name="P1">C = capacitor</text:p>
      <text:p text:style-name="P1">C_polarized = polarizált kapacitás</text:p>
      <text:p text:style-name="P1"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30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<text:soft-page-break/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31">A</text:span> gomb eszköztáron.</text:p>
      <text:p text:style-name="P1"/>
      <text:p text:style-name="P1"><text:span text:style-name="T3">Kijelölés</text:span><text:span text:style-name="T5">, mozgatás</text:span><text:span text:style-name="T3">:</text:span> </text:p>
      <text:p text:style-name="P1"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27"> (vezetékek nélkül a kijelölt s</text:span><text:span text:style-name="T28">z</text:span><text:span text:style-name="T27">imbólumot), G (a hozzátartozó vezetéket is viszi).</text:span></text:p>
      <text:p text:style-name="P8"><text:span text:style-name="T3">X</text:span> horizontális tükrözést végez az elemen.</text:p>
      <text:p text:style-name="P1"><text:span text:style-name="T3">Vezetékezés:</text:span> vezeték W (wire), B<text:span text:style-name="T28"> (bus)</text:span>, vagy oldalt az eszköztáron.</text:p>
      <text:p text:style-name="P1">Befejezés: dupla kattintással, vagy jobb klikk menü. Megszakítás esc.</text:p>
      <text:p text:style-name="P1"/>
      <text:p text:style-name="P10"><text:span text:style-name="T3">Annotáció</text:span><text:span text:style-name="T10"> (megjegyzés hozzárendelése)</text:span><text:span text:style-name="T3">:</text:span> </text:p>
      <text:p text:style-name="P31">Fontos! Amíg nincs annotáció, addig nem lehet footprintseket (lenyomatokat) hozzárendelni az alkatrészekhez!<text:span text:style-name="T81"> L</text:span><text:span text:style-name="T43">egyen bekapcsolva automatára (bal eszközsor)</text:span></text:p>
      <text:p text:style-name="P10"><text:span text:style-name="T77">B</text:span>al oldalt R??-R42 gomb: ha be van kapcsolva automatára, akkor pl. a következő ellenállást számozza, egyébként csak egy kérdőjelet tesz hozzá. Felső menüben a To<text:span text:style-name="T29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pan text:style-name="T6">Alkatrész (szimbólum) </text:span><text:span text:style-name="T3">tulajdonságok:</text:span> E, jobb gomb tulajdonság<text:span text:style-name="T87">, vagy dupla kattintás</text:span>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18">Alkatrész (szimbólum) átrajzolása, módosítása:<text:span text:style-name="T32"> </text:span>ctrl+E<text:span text:style-name="T32">.</text:span></text:p>
      <text:p text:style-name="P19">Egy elem tulajdonságai (méret, érték): E<text:span text:style-name="T87">, dupla kattintás.</text:span></text:p>
      <text:p text:style-name="P15"/>
      <text:p text:style-name="P15">Footprints ablak:</text:p>
      <text:p text:style-name="P26"><text:soft-page-break/>Fontos infó: <text:span text:style-name="T32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51"/>
      <text:p text:style-name="P51">Keywords: <text:span text:style-name="T32">a footprintben elhelyezhetsz kulcsszót, amire kereshetsz, pl. egy meglévőt is átírhatsz, ehhez: footprint editor megnyit, kiválasztasz egy alkatrészt (dupla kattintással), majd a vásznon egy semleges területen dupla kattintásra megnyílik egy olyan tulajdonságlap, amin keywords megnézhető, átírható.</text:span></text:p>
      <text:p text:style-name="P9"/>
      <text:p text:style-name="P24">A Footprints elemek <text:span text:style-name="T69">hozzárendelése (assigment) az alkatrészekhez (symbols)</text:span>:</text:p>
      <text:p text:style-name="P69">Fontos művelet, mert csak azon alkatrészek footprint elemeit tudod a pcb-be bevinni, amikhez hozzárendelted.<text:span text:style-name="T70"> </text:span></text:p>
      <text:p text:style-name="P66">Tools/assign footprint<text:span text:style-name="T71">.</text:span> Jobb kattintás (középső ablakrészben) az alkatrészen, és megnézhetjük a kiválasztott footprintet, vagy, ha elrontottuk, törölhetjük a hozzárendelést.</text:p>
      <text:p text:style-name="P70">Ha ebben az ablakban módosítasz valamit, ne felejtsd el A<text:span text:style-name="T3">pply save schematic &amp; continue gombot megnyomni</text:span>, és csak utána OK.</text:p>
      <text:p text:style-name="P68"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71">,</text:span> dupla kattintás<text:span text:style-name="T71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109">Insert = utolsó művelet ismétlése<text:span text:style-name="T32"> (PCB-ben is)</text:span></text:p>
      <text:p text:style-name="P104">X = horizontális tükrözés</text:p>
      <text:p text:style-name="P104">Y = átlós, ferde vezetékezés</text:p>
      <text:p text:style-name="P104">E = alkatrész tulajdonság</text:p>
      <text:p text:style-name="P104">Ctrl + E = alkatrész átrajzolása (editálása)</text:p>
      <text:p text:style-name="P104"><text:soft-page-break/>A<text:span text:style-name="T62"> = add symbol</text:span></text:p>
      <text:p text:style-name="P104">P<text:span text:style-name="T62"> = add power or ground</text:span></text:p>
      <text:p text:style-name="P104">W<text:span text:style-name="T62"> = add wire</text:span></text:p>
      <text:p text:style-name="P104">B<text:span text:style-name="T62"> = add Bus</text:span></text:p>
      <text:p text:style-name="P104">Z<text:span text:style-name="T62"> = add wire to bus</text:span></text:p>
      <text:p text:style-name="P106">Q = add no collect flag</text:p>
      <text:p text:style-name="P104">J<text:span text:style-name="T62"> = add a junction (csomópont)</text:span></text:p>
      <text:p text:style-name="P104">L<text:span text:style-name="T62"> = add Label</text:span></text:p>
      <text:p text:style-name="P104">ctrl + L<text:span text:style-name="T62"> = add global label</text:span></text:p>
      <text:p text:style-name="P104">H<text:span text:style-name="T62"> = add hierarchical label</text:span></text:p>
      <text:p text:style-name="P104">S<text:span text:style-name="T62"> = add sheet</text:span></text:p>
      <text:p text:style-name="P104">T<text:span text:style-name="T62"> = add text</text:span></text:p>
      <text:p text:style-name="P104">I<text:span text:style-name="T63"> = add line (vonal</text:span><text:span text:style-name="T64">, nem vezeték</text:span><text:span text:style-name="T63">)</text:span></text:p>
      <text:p text:style-name="P104">ctrl + H<text:span text:style-name="T63"> = fa nézet megjelenítés</text:span></text:p>
      <text:p text:style-name="P104">F5<text:span text:style-name="T63"> = frissít</text:span></text:p>
      <text:p text:style-name="P104">Ctrl + F<text:span text:style-name="T63"> = keresés</text:span></text:p>
      <text:p text:style-name="P104">N<text:span text:style-name="T63"> = new symbol</text:span></text:p>
      <text:p text:style-name="P104">Insert<text:span text:style-name="T63"> = legutóbbi objektum beszúrása</text:span></text:p>
      <text:p text:style-name="P105">M<text:span text:style-name="T63"> = mozgatás</text:span></text:p>
      <text:p text:style-name="P105">G<text:span text:style-name="T63"> = mozgatás vezetékkel együtt</text:span></text:p>
      <text:p text:style-name="P107">V = kijelölt elem értékét módosíthatom</text:p>
      <text:p text:style-name="P107"/>
      <text:p text:style-name="P113"/>
      <text:p text:style-name="P110"><text:span text:style-name="T3">Csomópont</text:span><text:span text:style-name="T7">:</text:span><text:span text:style-name="T3"> </text:span></text:p>
      <text:p text:style-name="P110"><text:span text:style-name="T65">A</text:span>rrébb igazítása a vezetéken:<text:span text:style-name="T3"> </text:span>rákattintani, a felugró menüből a junction-t kiválasztani, és akkor arrébb lehet mozgatni. </text:p>
      <text:p text:style-name="P111">Vezetéket összekötök vezetékkel és nem jelenik meg csomópont, megoldás: <text:span text:style-name="T66">nem csak elérem a vezetéket a másik vezetékkel, hanem merőleges irányban elkanyarodok maradva a keresztező vezetékben maradva.</text:span><text:span text:style-name="T79"> A Snap funkció valamiért akadályozza a rajzolást (csomópontok, vezetékek csatlakozása), kapcsold ki.</text:span></text:p>
      <text:p text:style-name="P111"/>
      <text:p text:style-name="P108">Alkatrészlista:</text:p>
      <text:p text:style-name="P112">Tools/Generate BOM</text:p>
      <text:p text:style-name="P112"/>
      <text:p text:style-name="P112"/>
      <text:p text:style-name="P114">II. PCB</text:p>
      <text:p text:style-name="P21"/>
      <text:p text:style-name="P41">Fontos előzetes:</text:p>
      <text:p text:style-name="P83"><text:span text:style-name="T84">Alapból felső nézetben van a panel/tábla (a Front Copper, F.Cu réteg felől),(hagyományos egyoldalas esetén ez az </text:span>alkatrész oldal<text:span text:style-name="T84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84"> réteget</text:span>, akkor arra az oldalra rajzolok<text:span text:style-name="T84">, ahol a réteg van, amire váltottam</text:span>, de ugyanúgy felső nézetből látom. </text:p>
      <text:p text:style-name="P82">A rajzolást <text:span text:style-name="T84">felső nézetben végzem</text:span><text:span text:style-name="T85"> (klasszikus alkatrész oldal)</text:span><text:span text:style-name="T84">, és mindig azt a réteget teszem aktívvá, amelyik oldalra rajzolok </text:span><text:s/>ha kész, így nyomtatom fóliára, majd a fóliát megfordítom és úgy fotózom rá a panelre, így a festék közvetlen <text:soft-page-break/>kerül a panel felületére, és az alkatrészek is átfordulnak fólia nézetbe.</text:p>
      <text:p text:style-name="P82">Ha papírra nyomtatok, kézi módszerrel (pontozás, toll) csinálom, akkor mivel a papírt nem fordítom meg, a nyomtatás előtt tükrözni kell, és fólia nézetben printelek, így lesz helyes.<text:span text:style-name="T85"> Látni kell tehát, hogy a felül, vagy alulnézet nem azonos a rétegváltással, azt mondhatom, hogy mindig felülnézetből rajzolom mindkét oldalt, csak réteget váltok a rajzolásnál, de nézetet nem.</text:span></text:p>
      <text:p text:style-name="P42">Még egy fontos info: <text:span text:style-name="T32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span></text:p>
      <text:p text:style-name="P41"/>
      <text:p text:style-name="P30">Footprint = lábnyom, <text:span text:style-name="T32">lenyomat a fólián.</text:span></text:p>
      <text:p text:style-name="P21">Munka kezdése:</text:p>
      <text:p text:style-name="P84">Célszerű front rétegre egy szöveget beilleszteni <text:span text:style-name="T3">felülnézet</text:span> felirattal, hogy lássam ha az egészet tükrözöm.</text:p>
      <text:p text:style-name="P22"><text:span text:style-name="T39">R</text:span><text:span text:style-name="T32">ajzol</text:span><text:span text:style-name="T36">unk egy határoló keretet kicsi</text:span><text:span text:style-name="T39">t</text:span><text:span text:style-name="T36"> másképp, mint a kapcsolási rajznál</text:span><text:span text:style-name="T39"> (itt nem nagyítunk, 1:1-ben kell nyomtatni)</text:span><text:span text:style-name="T36">.</text:span><text:span text:style-name="T32"> </text:span><text:span text:style-name="T41">F</text:span><text:span text:style-name="T40">otózáshoz x = 150, y = 100 mm, A4-es lap = 275x170 mm.</text:span></text:p>
      <text:p text:style-name="P28"><text:span text:style-name="T36">J</text:span><text:span text:style-name="T35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37">, vagy fennt az ezközsoron legegyszerűbb</text:span><text:span text:style-name="T35">. </text:span><text:span text:style-name="T34">A lock kikapcsolása: a selection filter alatt a jobb felső négyzet (lelóg a képernyőről) bejelölése engedélyezi a locked objektumok kinyitását.</text:span><text:span text:style-name="T35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42"> Meglehet csinálni, a Fájl/page settings lapon, hogy egyedi táblaméretet adok meg.</text:span></text:p>
      <text:p text:style-name="P29"><text:span text:style-name="T35">N</text:span><text:span text:style-name="T32">éhány adat a munka előtt: </text:span>pin távolság célszerűen min. 4,8 mm legyen, a forrszemek átmérője 3<text:span text:style-name="T90">-3,5</text:span> mm, a vezetősávok 1<text:span text:style-name="T89">,5</text:span><text:span text:style-name="T90"> - 2 - 3 - 5</text:span> mm.</text:p>
      <text:p text:style-name="P47"/>
      <text:p text:style-name="P47"><text:span text:style-name="T68">T</text:span>ájékoztató feliratok: <text:span text:style-name="T32">User 1-9 -ig rétegeket használva célszerű feliratozni a panelt, pl. a sideton panelnél 12V, 12fv, meg egyéb tájékoztató megjegyzések (sok helyen pl. polaritás, ki, be stb) elhelyezése. Ezek a rétegek viszont tükrözéskor nem fordulnak át, az csak a réz rétegekre vonatkozik, ami alapból 2 van.</text:span></text:p>
      <text:p text:style-name="P23"><text:span text:style-name="T35"/></text:p>
      <text:p text:style-name="P23"><text:span text:style-name="T35">E</text:span><text:span text:style-name="T32">ltérnek a billentyűparancsok a Schematic-hoz képest:</text:span></text:p>
      <text:p text:style-name="P23"><text:span text:style-name="T32">tükrözés (x tengely) = F</text:span><text:span text:style-name="T38"> (előtte M majd utána F, akkor mozgatjuk és tükrözzük egyszerre)</text:span></text:p>
      <text:p text:style-name="P23"><text:soft-page-break/><text:span text:style-name="T38"/></text:p>
      <text:p text:style-name="P25">Footprint importálás a kapcsolási rajzból:</text:p>
      <text:p text:style-name="P71">F8, vagy ikon (update pcb with chage made schematic)</text:p>
      <text:p text:style-name="P25"><text:span text:style-name="T32"/></text:p>
      <text:p text:style-name="P72"><text:span text:style-name="T3">új footprint könyvtár létrehozása</text:span>:</text:p>
      <text:p text:style-name="P72">create delete and edit footprint gomb, ez a footprint editor. Ott file/new library, majd eldöntöd, hogy ne csak egy projekthez legyen (global), és adsz egy nevet akarmi.pretty elnevezéssel. Csináltam egy <text:span text:style-name="T74">001_user_library</text:span>.pretty könyvtárat, <text:span text:style-name="T74">ha ráhagynám a kicad a </text:span><text:s/>/home/gvandor/.local/share/kicad/7.0/footprints<text:span text:style-name="T74"> mappába tenné, de inkább a dokumentum mappámban adtam neki egy számomra kedvezőbb útvonalat.</text:span></text:p>
      <text:p text:style-name="P76">Ha új alkatrészt veszünk a saját könyvtárba fent a footprint tulajdonságok gombot megnyomva, megadhatjuk a pontos nevét az elemnek, pl. kiegészíthetjük valamivel, ami segít nekem.</text:p>
      <text:p text:style-name="P77"/>
      <text:p text:style-name="P77">Jobb oldal, Layereknél (rétegek)<text:span text:style-name="T75">, a színt mutató négyzeten dupla kattintás, vagy középső kattintás és módosíthatom a réteg színét.</text:span></text:p>
      <text:p text:style-name="P78">Beállítjuk a Fájl/Bord setup menüben a dolgokat.<text:span text:style-name="T76"> </text:span><text:span text:style-name="T8">Board Stackup &gt; Physical Stackup</text:span><text:span text:style-name="T76">, </text:span><text:span text:style-name="T8">Tervezési szabályok &gt; Megszorítások</text:span><text:span text:style-name="T76">, </text:span><text:span text:style-name="T8">Tervezési szabályok <text:s/>&gt; Hálózati osztályok</text:span><text:span text:style-name="T76">.</text:span></text:p>
      <text:p text:style-name="P79">A Track vastagságot és néhány méretet a Net Classes (hálózat osztályok) -ben adjuk meg. Létrehozhatsz több hálózat osztályt eltérő méretekkel, és a megfelelőt aktiválod.</text:p>
      <text:p text:style-name="P32">Fontos:<text:span text:style-name="T32"> nem vonalat kell rajzolni, hanem tracket (a vonal csak grafikai elem).</text:span></text:p>
      <text:p text:style-name="P32"><text:span text:style-name="T32"/></text:p>
      <text:p text:style-name="P33"><text:span text:style-name="T32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44"> A rétegek alapból a felső piros, az alsó zöld, ez módosítható, de célszerű. A bal oldali eszköztáron a réteg előtti színes négyzeten dupla kattintásra lehet módosítani a színt.</text:span></text:p>
      <text:p text:style-name="P33"><text:span text:style-name="T32"/></text:p>
      <text:p text:style-name="P33">Alkatrész elhelyezése:</text:p>
      <text:p text:style-name="P80">Az alkatrészt, ha átteszed a másik oldalra (kétoldalas NYÁK), kijelöl &gt; <text:span text:style-name="T3">M</text:span> <text:s text:c="2"/>&gt; <text:span text:style-name="T3">F</text:span> &gt; letesz a megfelelő helyre. Az M mozgathatóvá teszi, az F meg tükrözi. Azért kell az M, mert a tükrözés miatt valószínűleg arrébb kell helyezni.</text:p>
      <text:p text:style-name="P80"/>
      <text:p text:style-name="P34">Add Vias: <text:span text:style-name="T32">ez a kétoldal közötti átvezető furat, ami majd összeköti a két rézréteget, amikor az alkatrész lábat (pin) mindkét oldalon megforrasztom.</text:span></text:p>
      <text:p text:style-name="P34"><text:span text:style-name="T32"/></text:p>
      <text:p text:style-name="P35">Vezetősávok, összekötés:<text:span text:style-name="T82"> </text:span><text:span text:style-name="T32">Route Tracks gomb, vagy X.</text:span></text:p>
      <text:p text:style-name="P36"><text:soft-page-break/>Patkányfészek vonal (ratsnest):<text:span text:style-name="T32"> az alkatrészeket összekötő vonal, ami nem elektromos kapcsolat, csak a Kicad jelzi a kapcsolási rajz alapján, hogy mik között kell elektromos kapcsolatot llétrehozni.</text:span><text:span text:style-name="T47"> A vezetősávokat csak az ilyen vonalaknak megfelelően engedi rajzolni.</text:span></text:p>
      <text:p text:style-name="P37"><text:span text:style-name="T83">Pad (párna)</text:span>: <text:span text:style-name="T32">az alkatrészlábak fólia oldali forszemei (valami ilyesmi a lényeg).</text:span></text:p>
      <text:p text:style-name="P38">Via beszúrása egy vezetősávba<text:span text:style-name="T32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39"><text:span text:style-name="T32"/></text:p>
      <text:p text:style-name="P81">Lent az információs sávon jelzi: Pads (padok száma), Track Segmens (vezetősávok és az átvezető furatok átvezetései), Nets (összekötő vonal), Unrouted (amíg nem nulla, addig van összekötetlen rész).</text:p>
      <text:p text:style-name="P39"><text:span text:style-name="T32"/></text:p>
      <text:p text:style-name="P40">Réz zónák: </text:p>
      <text:p text:style-name="P43"><text:span text:style-name="T32">Bal oldali eszköztár: add a filled zone</text:span><text:span text:style-name="T45"> (B)</text:span><text:span text:style-name="T32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46"> A kijelölt zónát az E gombbal tudjuk változtatni (tulajdonság lap), és ha zavaró a látvány, bal oldalt két kapcsolóval tudjuk kapcsolni, hogy csak a határai látszódjanak, vagy az egész.</text:span></text:p>
      <text:p text:style-name="P43"><text:span text:style-name="T46"/></text:p>
      <text:p text:style-name="P48">Rajz részek összelakatolása: <text:span text:style-name="T32">kijelölöd amit lakatolni akarsz, hogy egyben mozgathasd, és jobb kattintás menüből érhető el a grouping. Szétkapcsolás hasonlóan.</text:span></text:p>
      <text:p text:style-name="P43"><text:span text:style-name="T46"/></text:p>
      <text:p text:style-name="P44"><text:span text:style-name="T86">N</text:span>yomtatás:</text:p>
      <text:p text:style-name="P84">A nyomtatási rétegek: </text:p>
      <text:p text:style-name="P45"><text:span text:style-name="T32">A silkscreen (szitanyomás</text:span><text:span text:style-name="T58">, nem réz, hanem a panelra festékkel felvitt réteg, ezek tetszőleges feliratok, logók és persze az alkatrészek számozása, értéke is.</text:span><text:span text:style-name="T32">) az alkatrész rajzát jeleníti meg, </text:span><text:span text:style-name="T48">mindig felső nézetből látjuk, a front szita a felül lévő alkatrészeket rajzolja meg, a back szita az alsó oldalon levő alkatrészeket rajzolja, de azt is felülről nézve, vagyis a feliratok tükrözve látszanak. Ha az egész panelt tükrözöm, akkor mindez fordítva lesz, akkor a front szita képe az lesz, ami eddig alul volt, de most a felirat olvasható.</text:span></text:p>
      <text:p text:style-name="P46"><text:span text:style-name="T48">L</text:span><text:span text:style-name="T32">ehet </text:span><text:span text:style-name="T49">user</text:span><text:span text:style-name="T32"> réteg</text:span><text:span text:style-name="T49">ek</text:span><text:span text:style-name="T32">re tetszőleges információkat írni, cím, megjegyzések, pl. polaritás, feszültség, bármi, nem hat rá a tükrözés</text:span><text:span text:style-name="T49"> (csak a réz rétegeket tükrözi)</text:span><text:span text:style-name="T32">, és nyomtatáskor eldöntheted, hogy </text:span><text:span text:style-name="T49">mit akarsz ezekből nyomtatni</text:span><text:span text:style-name="T32">. </text:span></text:p>
      <text:p text:style-name="P46"><text:span text:style-name="T32"/></text:p>
      <text:p text:style-name="P49"><text:soft-page-break/>Gerber fájlok:<text:span text:style-name="T32"> fájl/plotter/generate drill files: az ablakban újra generate. Nem tudtam megadni, hogy a furatok is láthatóak legyenek. Nekem igazából nincs szükségem gerber fájlra, én nem gyártatok panelt.</text:span></text:p>
      <text:p text:style-name="P49"><text:span text:style-name="T32"/></text:p>
      <text:p text:style-name="P50">3 dimenziós nézet:<text:span text:style-name="T32"> a menüben a nézetben lehet kiválasztani.</text:span><text:span text:style-name="T50"> Pásztázás középső egérgombbal, forgatás jobb egérgombbal.</text:span></text:p>
      <text:p text:style-name="P50"><text:span text:style-name="T50"/></text:p>
      <text:p text:style-name="P50"><text:span text:style-name="T50"/></text:p>
      <text:p text:style-name="P117">III. Egyéni szimbólumok és lábnyomokat</text:p>
      <text:p text:style-name="P116"/>
      <text:p text:style-name="P99">A szimbólum,- és footprint könyvtárak megtekinthetők és létrehozhatók újak, a preferences menüben a manage symbol vagy footprint libraries pontban. A kezdő oldalon <text:span text:style-name="T3">(projekt menedzser oldal) mindkét könyvtárat lehet kezelni,</text:span> a kapcsolási rajz szerkesztőben a symbol könyvtárat, a pcb szerkesztőben meg a footprint könyvtárat. </text:p>
      <text:p text:style-name="P100">Projekt menedzser ablakban kattints a <text:span text:style-name="T3">symbol editor</text:span> ikonra, a megnyíló ablakban a fájl/új lehetőségre, vagy a meglévőt hozzáad gombra. Lehet projekt specifikusat létrehozni, akkor könnyű lesz megtalálni, mert külön ablakban lesz, nem keverve a többivel. Ha majd új projektet indítasz, akkor az előző projektből hozzáadod az új projektben megint projekt specifikusan.</text:p>
      <text:p text:style-name="P100"/>
      <text:p text:style-name="P56">Új symbol létrehozása:</text:p>
      <text:p text:style-name="P101">Egy kapcsoló. Symbol editorban. A saját libraryt kijelölni dupla kattintással, és új szimbólum. A megnyíló ablakban a szimbólum neve mezőbe az alkatrész cikkszámát írni be: <text:span text:style-name="T3">M2011S3A1W03</text:span>, és a referencia mezőbe <text:span text:style-name="T3">SW</text:span><text:span text:style-name="T11"> (</text:span><text:span text:style-name="T52">vagy magyarul K, vagy kapcsolo)</text:span><text:span text:style-name="T3"> </text:span><text:span text:style-name="T32">kell. <text:s/>A referencia mező az alkatrész típusát jelöli, pl. ellenállásnál R a referencia, és ezt fogja majd sorszámokkal ellátni. A value az pl. ellenállásnál egyértelmű, itt most az érték mezőbe is cikkszám lesz.</text:span></text:p>
      <text:p text:style-name="P101"><text:span text:style-name="T3">Pint adunk hozzá</text:span><text:span text:style-name="T32">: pin hozáadása gom jobb oldalon, párbeszédablakban megadjuk a <text:s/>pin név értékre A, a pin szám értékre 2, az elektromos típusra passive és orientationra right. OK. majd elhelyezzük. A tulajdonságok újbóli megjelenítéséhez dupla kattintás. Ezután </text:span><text:span text:style-name="T3">insert</text:span><text:span text:style-name="T32"> megnyomásával elhelyezünk még egyet (insert az utolsó műveletet ismétli). A másodjára elhelyezettnél módosítani kell az </text:span><text:span text:style-name="T3">y pozíciót</text:span><text:span text:style-name="T32"> és az </text:span><text:span text:style-name="T3">orentationt</text:span><text:span text:style-name="T32">, valamint a </text:span><text:span text:style-name="T3">pin nevet </text:span><text:span text:style-name="T32">B -re módosítjuk.</text:span><text:span text:style-name="T51"> </text:span></text:p>
      <text:p text:style-name="P102"><text:span text:style-name="T32">Jobb kattintás és a gridet finomra állítjuk a rajzoláshoz, jobb eszköztáron van kör és vonal, megrajzoljuk a kapcsoló hiányzó részét, majd </text:span><text:span text:style-name="T3">FONTOS:</text:span><text:span text:style-name="T32"> vissza kell </text:span><text:span text:style-name="T3">állítani</text:span><text:span text:style-name="T32"> a </text:span><text:span text:style-name="T3">gridet 1,27 mm-re (0.05 inch),</text:span><text:span text:style-name="T32"> mert az alkatrészek lábait </text:span><text:span text:style-name="T3">nem lehet csatlakoztatni a kapcsolási rajzon a vezetékekhez, ha a lábak (pinek) nincsenek 0.05 inch (1,27mm)</text:span><text:span text:style-name="T32"> rácshoz igazítva.</text:span></text:p>
      <text:p text:style-name="P86"/>
      <text:p text:style-name="P86"><text:soft-page-break/>Most a vásznon (nem az alkatrészen) dupla kattintás (vagy fájl &gt; szimbólum tulajdonságai). Az érték mezőbe beírni a cikkszámot, a <text:span text:style-name="T3">keywords mezőbe</text:span> beírni <text:span text:style-name="T88">kapcsolo, a könnyebb keresés végett (csak k nem jó, mert sok mást ad helyette, ami k-val kezdődik, a switch sem jó, mert más alkatrész nevében is benne van, tehát vagy a bonyolult spst switch toogle nevet adod meg, vagy magyarul az egyedi kapcsolo nevet. </text:span><text:s/>A tű neve itt nem lényeges, ezért állítsuk be, hogy ne látszódjon. Az OK megnyomása után igazítsa lejjebb az értékmező szövegét, hogy ne takarjon semmit. Mentsd el a szimbólumot és folytasd a lábnyom létrehozásával.</text:p>
      <text:p text:style-name="P103"><text:span text:style-name="T53"/></text:p>
      <text:p text:style-name="P103"><text:span text:style-name="T12">Új</text:span><text:span text:style-name="T3"> lábnyom létrehozása:</text:span></text:p>
      <text:p text:style-name="P89">A kapcsolóhoz megcsináluk a lábnyomot. <text:span text:style-name="T3">Ctrl+N</text:span> (fájl/Create New Footprint), a másik lehetőség varázslót használ, az nem kell nekünk. A kapcsoló tűi 4.8 mm-re lesznek, ezért a gridb tulajdonságlapon beállítjuk a user gridet 4,8 mm-re, és beállítom alul, hogy a második grid a user legyen, és majd az Alt + 2 gombbal arra váltok (az első 1,27 mm, mert a symbol létrehozásához az kell).</text:p>
      <text:p text:style-name="P87"><text:span text:style-name="T13"/></text:p>
      <text:p text:style-name="P88"><text:span text:style-name="T18">Pad hozzáadása: </text:span><text:span text:style-name="T91">Edit/default pad properties</text:span><text:span text:style-name="T92"> ablak</text:span><text:span text:style-name="T95">ban beállíthatjuk a </text:span><text:span text:style-name="T96">default </text:span><text:span text:style-name="T95">pad tulajdonságait, de nem szükséges, helyette most egyszerűen bal oldali eszköztáron megnyomjuk a gombot, és beillesztünk egy padot a </text:span><text:span text:style-name="T92">x=0, y=4,8</text:span><text:span text:style-name="T95"> pozícióba (bekapcsolt grid). A</text:span><text:span text:style-name="T92">z első padot alapból 0,0 (x,y) pozícióba teszi, mivel az első pint kihagyjuk ennél a típusnál (csak két érintkezős), ezért </text:span><text:span text:style-name="T95">helyeztü</text:span><text:span text:style-name="T92">k</text:span><text:span text:style-name="T95"> most </text:span><text:span text:style-name="T92">x=0, y=4,8</text:span><text:span text:style-name="T95"> pozícióba. Az első pad után megnyitjuk a pad tulajdonságlapját (padon dupla kattintás, vagy E), és átírjuk a </text:span><text:span text:style-name="T19">Pad number</text:span><text:span text:style-name="T18">t</text:span><text:span text:style-name="T92">; 2-re</text:span><text:span text:style-name="T95">. </text:span><text:span text:style-name="T92">A következő padot majd automatikusan 3-asra számozza, és y=9,6-ra tes</text:span><text:span text:style-name="T95">szük</text:span><text:span text:style-name="T92">.</text:span><text:span text:style-name="T93"> </text:span></text:p>
      <text:p text:style-name="P89">P<text:span text:style-name="T3">ad típus</text:span>; furat jó lesz, , <text:span text:style-name="T3">Position</text:span>; <text:span text:style-name="T95">ha szükséges lehet módosítani.</text:span> <text:span text:style-name="T93">Beállítom a </text:span><text:span text:style-name="T14">pad formáját (shape), méretét, a furat formáját és méretét</text:span><text:span text:style-name="T15">,</text:span><text:span text:style-name="T94"> valamint a </text:span><text:span text:style-name="T15">két rézréteget</text:span><text:span text:style-name="T94"> is beállítom (F.Mask, B.Mask), a Mask réteg tartalmazza a forrszemeket és azért kell mindkét réteg (Front, Back), hogy kétoldalas panel esetén is jó legyen.</text:span></text:p>
      <text:p text:style-name="P87">Alapból a referenciát (alkatrész meghatározása) a silkscreen layerhez, a value-t az F.fab (gyártói) layerhez rendeli.<text:span text:style-name="T91"> </text:span></text:p>
      <text:p text:style-name="P90">Amikor beállítottad a pad tulajdonságait, elhelyezed a megfelelő pozícióba a másik padot, a pad száma automatikusan növekszik, és a tulajdonságok az előző padról másolódnak.</text:p>
      <text:p text:style-name="P91">Tegyük fel, valamit <text:span text:style-name="T3">módosítanál</text:span>. Az első padon elvégzed a változtatást, majd a módosított padra jobb kattintás és a megnyíló ablakban kiválasztod a <text:span text:style-name="T3">Push Pad Properties to Other Pads... </text:span>elemet, majd abban kattints a <text:span text:style-name="T3">Change Pads on Current Footprint</text:span> elemre. Ezek után a módosítás érvényesül a többi padra is. Van még két további lehetőség is: a pad tulajdonságaival felülírhatod a default pad tulajdonságait, vagy fordítva, a default pad tulajdonságaival felülírhatod a jelenlegit.</text:p>
      <text:p text:style-name="P87"/>
      <text:p text:style-name="P51"><text:soft-page-break/>Keywords: <text:span text:style-name="T32">a footprintben is elhelyezhetsz kulcsszót, amire kereshetsz, pl. egy meglévőt is átírhatsz, ehhez: footprint editor megnyit, kiválasztasz egy alkatrészt (dupla kattintással), majd a </text:span>vásznon egy semleges területen dupla kattintásra<text:span text:style-name="T32"> megnyílik egy olyan tulajdonságlap, amin keywords megnézhető, átírható.</text:span></text:p>
      <text:p text:style-name="P51"><text:span text:style-name="T32"/></text:p>
      <text:p text:style-name="P52">A footprint grafikája (az alkatrész fizikai körvonalai):</text:p>
      <text:p text:style-name="P52"><text:span text:style-name="T32"/></text:p>
      <text:p text:style-name="P92">Egy footprintnél a gyártási rétegre (<text:span text:style-name="T3">F.Fab</text:span>) egy kicsit nagyobb körvonal<text:span text:style-name="T97">at </text:span><text:s/>rajzol<text:span text:style-name="T97"> </text:span>a szitanyomásos réteg (<text:span text:style-name="T3">F.Silkscreen</text:span>)<text:span text:style-name="T97">, 0,11 mm minden irányban</text:span>, és egy udvar (<text:span text:style-name="T3">F.Courtyard</text:span>)<text:span text:style-name="T97">; 0.25 mm-es hézaggal </text:span>veszi körül a teljes footprintet, hogy elkerülje az átfedéseket más lábnyomokkal.</text:p>
      <text:p text:style-name="P93"><text:span text:style-name="T20"/></text:p>
      <text:p text:style-name="P93"><text:span text:style-name="T20">F.Fab rétegre</text:span><text:span text:style-name="T98"> váltok</text:span><text:span text:style-name="T100"> (gyártási réteg, az alkatrész fizikai méretével meg kell egyezzen)</text:span><text:span text:style-name="T98">, </text:span><text:span text:style-name="T20">megrajzolom</text:span><text:span text:style-name="T98"> a </text:span><text:span text:style-name="T20">gyártási körvonala</text:span><text:span text:style-name="T98">t a kapcsolóhoz.</text:span>A példa kapcsolónk 7.9x13 mm. Kinyitjuk újra a <text:span text:style-name="T3">grid opciók</text:span> ablakot, és beállítjuk a user grid értékeit, X=7,9, Y=13 mm, de a középvonalra szimmetrikusan akarjuk ezért, a grid origóját X=3.95 -re állítjuk, és mivel kicsit feljebb szeretnénk tolni, ezért az Y=-1,8-ra kerül. Amikor ezt érvényesítjük, megjelenik egy célkereszt az új origóval. Kiválasztjuk a Draw a rectangle (rajzolj egy négyzetet) kapcsolót és az új origóban kattintunk, majd lehúzzuk az alját és befejezzük.</text:p>
      <text:p text:style-name="P93"/>
      <text:p text:style-name="P94">Ezután <text:span text:style-name="T3">F.Silkscreen</text:span> rétegre váltok és beállítom a szitanyomás méretére a rácsot, 0.11 mm-el nagyobbra<text:span text:style-name="T99">.</text:span></text:p>
      <text:p text:style-name="P57"/>
      <text:p text:style-name="P57">Egy fontos dolog: <text:span text:style-name="T32">a rács méretek és origók megadásánál műveletet is beírhatok, és akkor kiszámolja helyettem, a Kicad szövegdobozai is támogatják ezt. Műveleti jelek: +-/ és szorzásra a * csillag.</text:span></text:p>
      <text:p text:style-name="P57"><text:span text:style-name="T32"/></text:p>
      <text:p text:style-name="P57"><text:span text:style-name="T32">Ennek megfelelően akkor a rácsméretek mű</text:span><text:span text:style-name="T57">v</text:span><text:span text:style-name="T32">eletekkel beírva:</text:span></text:p>
      <text:p text:style-name="P57"><text:span text:style-name="T32">X: 7,9+2*0.11 <text:s text:c="9"/>(</text:span><text:span text:style-name="T56">= </text:span><text:span text:style-name="T32">8.12 mm)</text:span></text:p>
      <text:p text:style-name="P58"><text:span text:style-name="T32">Y: 13+2*0.11 <text:s text:c="11"/>(</text:span><text:span text:style-name="T56">= </text:span><text:span text:style-name="T32">13.22 mm)</text:span></text:p>
      <text:p text:style-name="P58"><text:span text:style-name="T32">X origó: 8.12/2 <text:s text:c="8"/>(</text:span><text:span text:style-name="T56">= </text:span><text:span text:style-name="T32">4.06 mm)</text:span></text:p>
      <text:p text:style-name="P58"><text:span text:style-name="T32">Y origó: -1.8-0.11 <text:s text:c="4"/>(</text:span><text:span text:style-name="T56">= </text:span><text:span text:style-name="T32">-1.91 mm)</text:span></text:p>
      <text:p text:style-name="P95"/>
      <text:p text:style-name="P94">Minden rajzolt keretünk méretét, kezdő- és végpontjait, layert (réteget) megnézhetünk utólag az E megnyomásakor a vonalon (tulajdonságlap).</text:p>
      <text:p text:style-name="P94"/>
      <text:p text:style-name="P59">F.Courtyard rétegre váltunk: <text:span text:style-name="T32">most másképp csináljuk, váltsuk a gridet 1 mm-re, rajzoljunk egy körülbelül méretű keretet, majd a keret tulajdonságlapján (E) módosítju</text:span><text:span text:style-name="T54">k</text:span><text:span text:style-name="T32"> az adatokat. </text:span><text:span text:style-name="T54">Itt most másképp kell méretezni, mert</text:span><text:span text:style-name="T32"> </text:span><text:span text:style-name="T55">kezdő- <text:s/>és végpont koordináták vannak, a </text:span><text:span text:style-name="T32">startpoint a keret bal felső sarka lesz, az endpoint pedig a jobb alsó pont, ennek megfelelően adjuk meg a 0.25 mm-es hézaggal a Courtyard-ot az udvart:</text:span></text:p>
      <text:p text:style-name="P96"><text:soft-page-break/>X startpoint: -3.95-0.25<text:tab/><text:tab/>(= 4.2 mm)</text:p>
      <text:p text:style-name="P96">Y startpoint: -1.8-0.25<text:tab/><text:tab/>(= -2.05 mm)</text:p>
      <text:p text:style-name="P96">X endpoint: 3.95+0.25<text:tab/><text:tab/>(= 4,2 mm)</text:p>
      <text:p text:style-name="P96">Y endpoint: 11.2+0.25<text:tab/><text:tab/>(= 11,45 mm)</text:p>
      <text:p text:style-name="P60"><text:span text:style-name="T32"/></text:p>
      <text:p text:style-name="P61">Meglévő alkatrész módosítása és elmentés saját könyvtárba:</text:p>
      <text:p text:style-name="P61"><text:span text:style-name="T32">Az alkatrészt </text:span>kijelölöm<text:span text:style-name="T32"> majd C</text:span>trl+E<text:span text:style-name="T32">, vagy jobb kattintással o</text:span>pen in footprint editor, <text:span text:style-name="T32">elvégzem a módosítást, mentem, majd </text:span>Fájl/Export<text:span text:style-name="T32"> és a kiválasztott Libraryt megnyitom és elmentem a *</text:span>.mod<text:span text:style-name="T32"> fájlt. Ugyanígy történik bármely alkatrész mentése bármely könyvtárba, de nem kell megnyitni az editort, ha nem akarom módosítani, csak kijelölöm és Fájl/Export.</text:span></text:p>
      <text:p text:style-name="P61"><text:span text:style-name="T32"/></text:p>
      <text:p text:style-name="P62">Saját szimbólum és lábnyom keresése:</text:p>
      <text:p text:style-name="P97">1., Kategóriára keresés: olyan könyvtárnevet adok a saját library-nak, ami a lista tetején jelenik meg, pl.: 000_Dioda.kicad_sym (ne legyen többesszám), 000_Dioda.pretty</text:p>
      <text:p text:style-name="P62"><text:span text:style-name="T32">2., Konkrét alkatrészre keresés: a </text:span>keywords<text:span text:style-name="T32"> mezőbe adok egyedi nevet, pl.: ellenallas-1, ellenallas-2 (az 1-es pl. negyed vattos, a 2-es fél vattos).</text:span></text:p>
      <text:p text:style-name="P98">A keresőmezőkben használható a * és a ? .</text:p>
      <text:p text:style-name="P65"><text:span text:style-name="T32">3., </text:span>Lábnyom szűrők<text:span text:style-name="T32">: a szimbólumok <text:s/>lábnyomszűrőket is megadhatnak, hogy elrejtsék a szimbólummal nem kompatibilis lábnyomot. Symbol editor megnyit, szimbólum kiválaszt, majd a mező semleges részén dupla kattintás, vagy fájl/symbol properties, és a general mellett ott van a footprint filter fül, azon lehet több szűrőt is megadni, pl. az egyik IC-n volt ilyen: DIP?14*</text:span><text:span text:style-name="T60"> . Ennek hatására csak a 14 lábú DIP tokozású IC lábnyomok fognak megjelenni, ha footprintet akarsz hozzárendelni.</text:span></text:p>
      <text:p text:style-name="P63"><text:span text:style-name="T32"/></text:p>
      <text:p text:style-name="P64"><text:span text:style-name="T32">Az új </text:span>footprintet<text:span text:style-name="T32"> most beállítjuk, hogy </text:span>alapértelmezetten<text:span text:style-name="T32"> </text:span>hozzárendeljük<text:span text:style-name="T32"> az új kapcsoló szimbólumhoz, akkor nem kell mindig hozzárendelni a lábnyomot, ha új kapcsolási rajzhoz kell, mert alapértelmezetten hozzá lesz rendelve.</text:span></text:p>
      <text:p text:style-name="P67"><text:span text:style-name="T103">Szimbólum editort elindítod, majd megkeresed a szimbólumot a mappájában, dupla kattintással kiválasztod. Ezután a mezőn bárhol dupla kattintás (vagy fájl/symbol properties), a tulajdonságlapon a</text:span> footprint sorra kattintasz<text:span text:style-name="T103"> (nehéz megtalálni, de ott van)</text:span>, kitölthető mezőre vált, a mező jobb végén van egy kis ikon, rákattintasz és megjelenik a footprins ablak. Megkeresed a megfelelőt,<text:span text:style-name="T103"> dupla kattintás rajta, majd mentés és végeztél.</text:span> </text:p>
      <text:p text:style-name="P85"><text:span text:style-name="T3"/></text:p>
      <text:p text:style-name="P85"><text:span text:style-name="T3">Fontos:</text:span> Ha nem az editorban keresed meg a szimbólumot a könyvtárból, hanem a kapcsolási rajz<text:span text:style-name="T105">ról nyitsz meg</text:span> egy alkatrészt az editorral, akkor csak ahhoz az egy alkatrészhez rendeled a footprintet<text:span text:style-name="T104">, nem globálisan, ez nagy különbség!</text:span></text:p>
      <text:p text:style-name="P85"/>
      <text:p text:style-name="Cím_20_01">3D modellek</text:p>
      <text:p text:style-name="P123"><text:span text:style-name="T3">Footprints Properties lapon a 3D modells</text:span> fülön találhatóak a beállítások.</text:p>
      <text:p text:style-name="P123"><text:soft-page-break/>A STEP ( .step) és a VRML ( .wrl) 3D modellformátumok egyaránt támogatottak. A STEP fájlok akkor hasznosak, ha méretpontosságra van szükség, míg a VRML fájlok vizuálisan vonzóbb renderelésekhez használhatók. A KiCad könyvtárában sok lábnyomhoz 3D modellek kapcsolódnak; ezek a modellek VRML és STEP formátumban is rendelkezésre állnak. A két modell közül csak az egyiket kell feltüntetni a lábnyomban (általában a VRML fájlnév van megadva). A KiCad automatikusan helyettesítheti a STEP verziót, amikor a tábla 3D-s modelljét exportálja mechanikus CAD célokra.</text:p>
      <text:p text:style-name="P123"><text:tab/>A KiCad könyvtárában nem minden lábnyomhoz tartozik 3D modell, de minden lábnyomon szerepel egy 3D modell fájlneve, még akkor is, ha a 3D modell nem létezik. Ez azért van így, hogy a 3D-s modelleket később a lábnyom szerkesztése nélkül is hozzá lehessen adni.</text:p>
      <text:p text:style-name="P123"/>
      <text:p text:style-name="P133">IV. Kicad haladó</text:p>
      <text:p text:style-name="P131"/>
      <text:p text:style-name="P124">*.kicad_pro = projektfájl (a schematic és a pcb közötti kapcsolatokért felel)</text:p>
      <text:p text:style-name="P126">*.kicad_sch = kapcsolási rajz - schematic fájl</text:p>
      <text:p text:style-name="P126">*.kicad_pcb = nyomtatási rajz</text:p>
      <text:p text:style-name="P126">*.<text:span text:style-name="T107">pretty = footprint könyvtár mappa, maga a mappa a könyvtár</text:span></text:p>
      <text:p text:style-name="P127">*.kicad_mod = footprint fájl, egy lábnyom leírását tartalmazza</text:p>
      <text:p text:style-name="P127">*.kicad_sym = szimbólumkönytár a kapcsolási rajz (schematic) szerkesztőhöz</text:p>
      <text:p text:style-name="P124"/>
      <text:p text:style-name="P125"><text:span text:style-name="T3">Mentés, küldés:</text:span> elég menteni és küldeni a :*.kicad_sch, *.kicad_pcb és a *.kicad_pro fájlokat, ezekben minden benne van. Természetesen ha saját szimbólumokat, lábnyomokat készítesz, akkor az azokat tartalmazó fájlokat is érdemes menteni, de az nem projekt specifikus, hanem globális feladat.</text:p>
      <text:p text:style-name="P128"><text:span text:style-name="T3">Új verzió telepítésekor</text:span> megtalálja a régi configokat, és felajánlja az <text:span text:style-name="T3">importot</text:span>, de a könyvtárakat nem importálja.</text:p>
      <text:p text:style-name="P128"><text:span text:style-name="T3">Config fájlok:</text:span> .config/kicad/</text:p>
      <text:p text:style-name="P128"/>
      <text:p text:style-name="P128">A KiCad modern verziói képesek megnyitni a korábbi verziókban létrehozott fájlokat, de csak a legújabb formátumú fájlokat tudják írni. Ez azt jelenti, hogy a fájlok megnyitásán kívül általában nincs speciális lépés a fájlok egy korábbi verzióból való áttelepítéséhez. Egyes esetekben a fájl kiterjesztése az egyik KiCad verzióról a másikra módosult. A fájlok megnyitása után az új formátumban, az új fájlkiterjesztéssel kerülnek mentésre. A régi fájlok nem törlődnek automatikusan.</text:p>
      <text:p text:style-name="P128"><text:span text:style-name="T108">A </text:span>gyorsbillentyűk konfigurációi jelenleg nem importálódnak a korábbi verziókból. A <text:span text:style-name="T3">gyorsbillentyű-konfigurációkat manuálisan importálhatja </text:span>úgy, hogy a különböző <text:span text:style-name="T3">*.hotkeys</text:span><text:span text:style-name="T108"> </text:span>fájlokat a régi verzió konfigurációs könyvtárából az újba másolja. Ha így tesz, vegye figyelembe, hogy a KiCad nem észleli automatikusan az ütközéseket, például azt, hogy egy kulcs több művelethez van hozzárendelve.</text:p>
      <text:p text:style-name="P129"><text:soft-page-break/>Projekt menedzser</text:p>
      <text:p text:style-name="P119">Célszerű ezzel indítani el a projekt összetevőket. Bal oldalon duplán kattintva egy elemen, elindul a számára megfelelő program.</text:p>
      <text:p text:style-name="P120">Projektet lehet arhiválni (zip) és lehet az arhivált projektet kicsomagolni.</text:p>
      <text:p text:style-name="P120"><text:span text:style-name="T3">Ctrl + , </text:span>= megnyitja a Preferences ablakot</text:p>
      <text:p text:style-name="P121">A gyorsbillentyűket lehet módosítani igény szerint.</text:p>
      <text:p text:style-name="P121"/>
      <text:p text:style-name="P122">A schematic és footprint könyvtárak configurálása a menüb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1DT15H2M18S</meta:editing-duration>
    <meta:editing-cycles>175</meta:editing-cycles>
    <meta:generator>LibreOffice/7.6.4.1$Linux_X86_64 LibreOffice_project/60$Build-1</meta:generator>
    <dc:date>2024-02-15T22:03:46.812625503</dc:date>
    <meta:document-statistic meta:table-count="0" meta:image-count="0" meta:object-count="0" meta:page-count="15" meta:paragraph-count="219" meta:word-count="4573" meta:character-count="31688" meta:non-whitespace-character-count="27265"/>
    <meta:template xlink:type="simple" xlink:actuate="onRequest" xlink:title="writer_sablon_1_alap" xlink:href="../../../../..//Templates/LibreOffice/Writer/writer_sablon_1_alap.ott" meta:date="2024-02-03T22:53:46.696918726"/>
  </office:meta>
</office:document-meta>
</file>